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8000000080485D974C.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ection_20_Heading">
      <style:paragraph-properties fo:margin-top="0.0835in" fo:margin-bottom="0in" style:contextual-spacing="false" fo:text-align="justify" style:justify-single-word="false" loext:word-spacing-minimum="75%" loext:word-spacing-maximum="133%"/>
    </style:style>
    <style:style style:name="P2" style:family="paragraph" style:parent-style-name="Section_20_Heading" style:list-style-name="WWNum21">
      <style:paragraph-properties fo:margin-top="0in" fo:margin-bottom="0in" style:contextual-spacing="false" style:line-height-at-least="0.1665in" fo:text-align="justify" style:justify-single-word="false" loext:word-spacing-minimum="75%" loext:word-spacing-maximum="133%"/>
    </style:style>
    <style:style style:name="P3" style:family="paragraph" style:parent-style-name="List_20_Paragraph" style:list-style-name="WWNum21"/>
    <style:style style:name="P4" style:family="paragraph" style:parent-style-name="Section_20_Heading">
      <style:paragraph-properties fo:margin-top="0in" fo:margin-bottom="0in" style:contextual-spacing="false" style:line-height-at-least="0.1665in"/>
    </style:style>
    <style:style style:name="P5" style:family="paragraph" style:parent-style-name="Section_20_Heading" style:list-style-name="WWNum26">
      <style:paragraph-properties fo:margin-top="0in" fo:margin-bottom="0in" style:contextual-spacing="false" style:line-height-at-least="0.1665in" fo:text-align="justify" style:justify-single-word="false" loext:word-spacing-minimum="75%" loext:word-spacing-maximum="133%"/>
      <style:text-properties style:text-line-through-style="solid" style:text-line-through-type="single"/>
    </style:style>
    <style:style style:name="P6" style:family="paragraph" style:parent-style-name="Section_20_Heading" style:list-style-name="WWNum26">
      <style:paragraph-properties fo:margin-top="0in" fo:margin-bottom="0in" style:contextual-spacing="false" style:line-height-at-least="0.1665in" fo:text-align="justify" style:justify-single-word="false" loext:word-spacing-minimum="75%" loext:word-spacing-maximum="133%"/>
    </style:style>
    <style:style style:name="P7" style:family="paragraph" style:parent-style-name="Section_20_Heading" style:list-style-name="WWNum25">
      <style:paragraph-properties fo:margin-top="0in" fo:margin-bottom="0in" style:contextual-spacing="false" style:line-height-at-least="0.1665in" fo:text-align="justify" style:justify-single-word="false" loext:word-spacing-minimum="75%" loext:word-spacing-maximum="133%"/>
    </style:style>
    <style:style style:name="P8" style:family="paragraph" style:parent-style-name="Section_20_Heading" style:list-style-name="WWNum27">
      <style:paragraph-properties fo:margin-top="0in" fo:margin-bottom="0in" style:contextual-spacing="false" style:line-height-at-least="0.1665in" fo:text-align="justify" style:justify-single-word="false" loext:word-spacing-minimum="75%" loext:word-spacing-maximum="133%"/>
    </style:style>
    <style:style style:name="P9" style:family="paragraph" style:parent-style-name="List_20_Paragraph" style:list-style-name="WWNum27">
      <style:paragraph-properties style:line-height-at-least="0.1665in" fo:text-align="justify" style:justify-single-word="false" loext:word-spacing-minimum="75%" loext:word-spacing-maximum="133%"/>
    </style:style>
    <style:style style:name="P10" style:family="paragraph" style:parent-style-name="List_20_Paragraph" style:list-style-name="WWNum27">
      <style:paragraph-properties fo:margin-top="0in" fo:margin-bottom="0in" style:contextual-spacing="true" style:line-height-at-least="0.1665in" fo:text-align="justify" style:justify-single-word="false" loext:word-spacing-minimum="75%" loext:word-spacing-maximum="133%"/>
    </style:style>
    <style:style style:name="P11" style:family="paragraph" style:parent-style-name="List_20_Paragraph" style:list-style-name="WWNum21">
      <style:paragraph-properties fo:margin-top="0in" fo:margin-bottom="0in" style:contextual-spacing="true" style:line-height-at-least="0.1665in" fo:text-align="justify" style:justify-single-word="false" loext:word-spacing-minimum="75%" loext:word-spacing-maximum="133%"/>
    </style:style>
    <style:style style:name="P12" style:family="paragraph" style:parent-style-name="Standard">
      <style:paragraph-properties fo:margin-top="0in" fo:margin-bottom="0in" style:contextual-spacing="false" style:line-height-at-least="0.1665in" fo:text-align="justify" style:justify-single-word="false" loext:word-spacing-minimum="75%" loext:word-spacing-maximum="133%"/>
      <style:text-properties fo:color="#000000" loext:opacity="100%" style:font-name="Arial1" fo:font-size="10pt" fo:font-style="italic" fo:font-weight="bold" style:font-name-asian="Times New Roman1" style:font-size-asian="10pt" style:font-style-asian="italic" style:font-weight-asian="bold" style:font-name-complex="Arial2" style:font-size-complex="10pt">
        <loext:char-complex-color loext:theme-type="dark1" loext:color-type="theme"/>
      </style:text-properties>
    </style:style>
    <style:style style:name="P13" style:family="paragraph" style:parent-style-name="Section_20_Heading" style:list-style-name="WWNum21">
      <style:paragraph-properties fo:margin-top="0in" fo:margin-bottom="0in" style:contextual-spacing="false" fo:line-height="100%" fo:text-align="justify" style:justify-single-word="false" loext:word-spacing-minimum="75%" loext:word-spacing-maximum="133%"/>
    </style:style>
    <style:style style:name="P14"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P15" style:family="paragraph" style:parent-style-name="Section_20_Heading">
      <style:paragraph-properties fo:margin-top="0in" fo:margin-bottom="0in" style:contextual-spacing="false" style:line-height-at-least="0.1665in" fo:text-align="justify" style:justify-single-word="false" loext:word-spacing-minimum="75%" loext:word-spacing-maximum="133%"/>
    </style:style>
    <style:style style:name="P16" style:family="paragraph" style:parent-style-name="Section_20_Heading" style:list-style-name="WWNum28">
      <style:paragraph-properties fo:margin-top="0in" fo:margin-bottom="0in" style:contextual-spacing="false" style:line-height-at-least="0.1665in"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style>
    <style:style style:name="P17" style:family="paragraph" style:parent-style-name="Section_20_Heading" style:list-style-name="WWNum29">
      <style:paragraph-properties fo:margin-top="0in" fo:margin-bottom="0in" style:contextual-spacing="false" fo:line-height="100%" fo:text-align="justify" style:justify-single-word="false" loext:word-spacing-minimum="75%" loext:word-spacing-maximum="133%"/>
    </style:style>
    <style:style style:name="P18"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style>
    <style:style style:name="P19" style:family="paragraph" style:parent-style-name="Section_20_Heading">
      <style:paragraph-properties fo:margin-top="0in" fo:margin-bottom="0in" style:contextual-spacing="false" fo:line-height="100%" fo:text-align="justify" style:justify-single-word="false" loext:word-spacing-minimum="75%" loext:word-spacing-maximum="133%"/>
    </style:style>
    <style:style style:name="P20"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0pt" fo:font-style="italic" style:font-name-asian="Times New Roman1" style:font-size-asian="10pt" style:font-style-asian="italic" style:font-name-complex="Arial2" style:font-size-complex="10pt" style:font-weight-complex="bold"/>
    </style:style>
    <style:style style:name="P21" style:family="paragraph" style:parent-style-name="Section_20_Heading" style:list-style-name="WWNum30">
      <style:paragraph-properties fo:margin-left="0.5346in" fo:margin-top="0in" fo:margin-bottom="0in" style:contextual-spacing="false" fo:line-height="100%" fo:text-align="justify" style:justify-single-word="false" fo:text-indent="-0.25in" style:auto-text-indent="false" loext:word-spacing-minimum="75%" loext:word-spacing-maximum="133%"/>
    </style:style>
    <style:style style:name="P22" style:family="paragraph" style:parent-style-name="Section_20_Heading">
      <style:paragraph-properties fo:margin-top="0in" fo:margin-bottom="0in" style:contextual-spacing="false" fo:line-height="100%"/>
    </style:style>
    <style:style style:name="P23" style:family="paragraph" style:parent-style-name="Section_20_Heading">
      <style:paragraph-properties fo:margin-top="0in" fo:margin-bottom="0in" style:contextual-spacing="false" fo:line-height="100%" fo:text-align="justify" style:justify-single-word="false" loext:word-spacing-minimum="75%" loext:word-spacing-maximum="133%"/>
      <style:text-properties style:font-name="Arial1" fo:font-size="11pt" style:text-underline-style="solid" style:text-underline-width="auto" style:text-underline-color="font-color" style:font-size-asian="11pt" style:font-name-complex="Arial2"/>
    </style:style>
    <style:style style:name="P24" style:family="paragraph" style:parent-style-name="Standard">
      <style:paragraph-properties fo:margin-top="0in" fo:margin-bottom="0in" style:contextual-spacing="false" fo:line-height="100%"/>
    </style:style>
    <style:style style:name="P25" style:family="paragraph" style:parent-style-name="Section_20_Heading" style:list-style-name="WWNum31">
      <style:paragraph-properties fo:margin-top="0in" fo:margin-bottom="0in" style:contextual-spacing="false" fo:line-height="100%" fo:text-align="justify" style:justify-single-word="false" loext:word-spacing-minimum="75%" loext:word-spacing-maximum="133%"/>
    </style:style>
    <style:style style:name="P26" style:family="paragraph" style:parent-style-name="Standard">
      <style:paragraph-properties fo:margin-top="0in" fo:margin-bottom="0in" style:contextual-spacing="false"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27" style:family="paragraph" style:parent-style-name="Standard" style:list-style-name="WWNum32">
      <style:paragraph-properties fo:margin-left="0.5in" fo:margin-top="0in" fo:margin-bottom="0in" style:contextual-spacing="false" fo:line-height="100%" fo:text-indent="-0.25in" style:auto-text-indent="false">
        <style:tab-stops/>
      </style:paragraph-properties>
    </style:style>
    <style:style style:name="P28" style:family="paragraph">
      <loext:graphic-properties draw:fill="none"/>
      <style:paragraph-properties fo:text-align="start"/>
      <style:text-properties fo:font-size="18pt"/>
    </style:style>
    <style:style style:name="P29" style:family="paragraph" style:parent-style-name="Frame_20_contents">
      <style:paragraph-properties fo:margin-top="0in" fo:margin-bottom="0in" style:contextual-spacing="false" fo:text-align="end" style:justify-single-word="false"/>
    </style:style>
    <style:style style:name="P30" style:family="paragraph" style:parent-style-name="Frame_20_contents">
      <style:paragraph-properties fo:margin-top="0in" fo:margin-bottom="0in" style:contextual-spacing="false" fo:line-height="100%" fo:text-align="center" style:justify-single-word="false"/>
    </style:style>
    <style:style style:name="P31" style:family="paragraph">
      <loext:graphic-properties draw:fill="none"/>
      <style:paragraph-properties fo:text-align="start"/>
      <style:text-properties fo:color="#ffffff" loext:opacity="100%" fo:font-size="18pt"/>
    </style:style>
    <style:style style:name="P32" style:family="paragraph" style:parent-style-name="Frame_20_contents">
      <style:text-properties style:font-name-asian="Times New Roman1"/>
    </style:style>
    <style:style style:name="P33" style:family="paragraph">
      <loext:graphic-properties draw:fill="solid" draw:fill-color="#ffffff"/>
      <style:paragraph-properties fo:text-align="start"/>
      <style:text-properties fo:font-size="18pt"/>
    </style:style>
    <style:style style:name="P34" style:family="paragraph">
      <loext:graphic-properties draw:fill="solid" draw:fill-color="#ffffff" draw:opacity="83%"/>
      <style:paragraph-properties fo:text-align="start"/>
      <style:text-properties fo:font-size="18pt"/>
    </style:style>
    <style:style style:name="P35"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T1" style:family="text">
      <style:text-properties style:font-name="Arial1" fo:font-size="11pt" style:text-underline-style="solid" style:text-underline-width="auto" style:text-underline-color="font-color" style:font-size-asian="11pt" style:font-name-complex="Arial2"/>
    </style:style>
    <style:style style:name="T2" style:family="text">
      <style:text-properties style:font-name="Arial1" fo:font-size="10pt" fo:font-weight="normal" style:font-name-asian="Times New Roman1" style:font-size-asian="10pt" style:font-weight-asian="normal" style:font-name-complex="Arial2" style:font-size-complex="10pt"/>
    </style:style>
    <style:style style:name="T3" style:family="text">
      <style:text-properties fo:color="#000000" loext:opacity="100%" style:font-name="Arial1" fo:font-size="10pt" style:font-name-asian="Times New Roman1" style:font-size-asian="10pt" style:font-name-complex="Arial2" style:font-size-complex="10pt">
        <loext:char-complex-color loext:theme-type="dark1" loext:color-type="theme"/>
      </style:text-properties>
    </style:style>
    <style:style style:name="T4" style:family="text">
      <style:text-properties fo:color="#40382d" loext:opacity="100%" style:font-name="Arial1" fo:font-size="10pt" fo:font-weight="normal" style:font-name-asian="Times New Roman1" style:font-size-asian="10pt" style:font-weight-asian="normal" style:font-name-complex="Arial2" style:font-size-complex="10pt">
        <loext:char-complex-color loext:theme-type="dark2" loext:color-type="theme">
          <loext:transformation loext:type="shade" loext:value="2509"/>
        </loext:char-complex-color>
      </style:text-properties>
    </style:style>
    <style:style style:name="T5" style:family="text">
      <style:text-properties fo:color="#40382d" loext:opacity="100%" style:font-name="Arial1" fo:font-size="10pt" style:font-name-asian="Times New Roman1" style:font-size-asian="10pt" style:font-name-complex="Arial2" style:font-size-complex="10pt" style:font-weight-complex="bold">
        <loext:char-complex-color loext:theme-type="dark2" loext:color-type="theme">
          <loext:transformation loext:type="shade" loext:value="2509"/>
        </loext:char-complex-color>
      </style:text-properties>
    </style:style>
    <style:style style:name="T6" style:family="text">
      <style:text-properties style:font-name="Arial1" fo:font-size="10pt" fo:font-style="italic" style:font-name-asian="Times New Roman1" style:font-size-asian="10pt" style:font-style-asian="italic" style:font-name-complex="Arial2" style:font-size-complex="10pt"/>
    </style:style>
    <style:style style:name="T7" style:family="text">
      <style:text-properties style:font-name="Arial1" fo:font-size="10pt" style:font-name-asian="Times New Roman1" style:font-size-asian="10pt" style:font-name-complex="Arial2" style:font-size-complex="10pt"/>
    </style:style>
    <style:style style:name="T8" style:family="text">
      <style:text-properties fo:color="#ff0000" loext:opacity="100%" style:font-name="Arial1" fo:font-size="10pt" style:font-name-asian="Times New Roman1" style:font-size-asian="10pt" style:font-name-complex="Arial2" style:font-size-complex="10pt"/>
    </style:style>
    <style:style style:name="T9" style:family="text">
      <style:text-properties style:font-name="Arial1" style:font-name-complex="Arial2"/>
    </style:style>
    <style:style style:name="T10" style:family="text">
      <style:text-properties style:font-name="Arial1" fo:font-size="10pt" style:font-name-asian="Times New Roman1" style:font-size-asian="10pt" style:font-name-complex="Arial2" style:font-size-complex="10pt" style:font-weight-complex="bold"/>
    </style:style>
    <style:style style:name="T11" style:family="text">
      <style:text-properties fo:color="#000000" loext:opacity="100%" style:font-name="Arial1" fo:font-size="10pt" fo:font-style="italic" fo:font-weight="bold" style:font-name-asian="Times New Roman1" style:font-size-asian="10pt" style:font-style-asian="italic" style:font-weight-asian="bold" style:font-name-complex="Arial2" style:font-size-complex="10pt">
        <loext:char-complex-color loext:theme-type="dark1" loext:color-type="theme"/>
      </style:text-properties>
    </style:style>
    <style:style style:name="T12" style:family="text">
      <style:text-properties style:font-name="Arial1" fo:font-size="10pt" fo:font-style="italic" fo:font-weight="normal" style:font-name-asian="Times New Roman1" style:font-size-asian="10pt" style:font-style-asian="italic" style:font-weight-asian="normal" style:font-name-complex="Arial2" style:font-size-complex="10pt"/>
    </style:style>
    <style:style style:name="T13" style:family="text">
      <style:text-properties style:font-name="Arial1" fo:font-size="10pt" fo:font-weight="normal" style:font-name-asian="Times New Roman1" style:font-size-asian="10pt" style:font-weight-asian="normal" style:font-name-complex="Arial2" style:font-size-complex="10pt" style:font-weight-complex="bold"/>
    </style:style>
    <style:style style:name="T14" style:family="text">
      <style:text-properties style:font-name="Arial1" fo:font-size="10pt" fo:font-weight="normal" style:font-size-asian="10pt" style:font-weight-asian="normal" style:font-name-complex="Arial2" style:font-size-complex="10pt"/>
    </style:style>
    <style:style style:name="T15" style:family="text">
      <style:text-properties fo:color="#40382d" loext:opacity="100%" style:font-name="Arial1" fo:font-size="10pt" fo:font-weight="normal" style:font-size-asian="10pt" style:font-weight-asian="normal" style:font-name-complex="Arial2" style:font-size-complex="10pt"/>
    </style:style>
    <style:style style:name="T16" style:family="text">
      <style:text-properties fo:color="#40382d" loext:opacity="100%" style:font-name="Arial1" fo:font-size="10pt" fo:font-weight="normal" style:font-size-asian="10pt" style:font-weight-asian="normal" style:font-name-complex="Arial2" style:font-size-complex="10pt" style:font-weight-complex="bold"/>
    </style:style>
    <style:style style:name="T17" style:family="text">
      <style:text-properties style:font-name="Arial1" fo:font-size="10pt" fo:font-style="italic" style:font-name-asian="Times New Roman1" style:font-size-asian="10pt" style:font-style-asian="italic" style:font-name-complex="Arial2" style:font-size-complex="10pt" style:font-weight-complex="bold"/>
    </style:style>
    <style:style style:name="T18" style:family="text">
      <style:text-properties style:font-name="Arial1" fo:font-size="10pt" fo:font-style="italic" fo:font-weight="normal" style:font-name-asian="Times New Roman1" style:font-size-asian="10pt" style:font-style-asian="italic" style:font-weight-asian="normal" style:font-name-complex="Arial2" style:font-size-complex="10pt" style:font-weight-complex="bold"/>
    </style:style>
    <style:style style:name="T19" style:family="text">
      <style:text-properties style:font-name="Arial1" fo:font-size="10pt" fo:letter-spacing="-0.002in" fo:font-style="italic" fo:font-weight="bold" style:font-name-asian="Times New Roman1" style:font-size-asian="10pt" style:font-style-asian="italic" style:font-weight-asian="bold" style:font-name-complex="Arial2" style:font-size-complex="10pt"/>
    </style:style>
    <style:style style:name="T20"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21" style:family="text">
      <style:text-properties fo:color="#40382d" loext:opacity="100%" style:font-name="Arial1" fo:font-size="10pt" fo:font-style="italic" style:font-size-asian="10pt" style:font-style-asian="italic" style:font-name-complex="Arial2" style:font-size-complex="10pt" style:font-style-complex="italic" style:font-weight-complex="bold"/>
    </style:style>
    <style:style style:name="T22"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T23"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T24"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T25" style:family="text">
      <style:text-properties style:font-name-asian="Times New Roman1"/>
    </style:style>
    <style:style style:name="gr1"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style style:name="gr5" style:family="graphic">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7" style:family="graphic">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style style:name="gr8"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gr9" style:family="graphic">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style style:name="gr10"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11" style:family="graphic">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Summary</text:span><text:span text:style-name="T1"/></text:h>
      <text:list text:style-name="WWNum21">
        <text:list-item>
          <text:h text:style-name="P2" text:outline-level="1" loext:marker-style-name="T2"><text:span text:style-name="T2">Quality Professional with over 20 years of industrial experience in OEMs, defense, aerospace, and special projects in Technology, Product Development and Production phases. </text:span><text:span text:style-name="T2"/></text:h>
        </text:list-item>
        <text:list-item>
          <text:p text:style-name="P3" loext:marker-style-name="T3"><text:span text:style-name="T3">Known for execution, flexibility, and agility to accomplish common goals and influencing without authority.</text:span><text:span text:style-name="T3"/></text:p>
        </text:list-item>
        <text:list-item>
          <text:p text:style-name="P3" loext:marker-style-name="T3"><text:span text:style-name="T3">Data driven decision maker with strong analytical skills and System Engineering Approach.</text:span><text:span text:style-name="T3"/></text:p>
        </text:list-item>
      </text:list>
      <text:h text:style-name="P1" text:outline-level="1" loext:marker-style-name="T1"><text:span text:style-name="T1">Experience</text:span><text:span text:style-name="T1"/></text:h>
      <text:h text:style-name="P4" text:outline-level="1" loext:marker-style-name="T4"><text:span text:style-name="T5">Program Quality Engineer,</text:span><text:span text:style-name="T4"> John Deere Research and Development Center, USA. <text:s text:c="28"/></text:span><text:span text:style-name="T6">2017 – Present</text:span></text:h>
      <text:list xml:id="list192921870552264" text:continue-numbering="true" text:style-name="WWNum21">
        <text:list-item>
          <text:h text:style-name="P2" text:outline-level="1" loext:marker-style-name="T4"><text:span text:style-name="T4">Delivered successfully MY26 Large Combine program through EPDP by managing the quality of 8 customer-facing features successfully, viz. Embedded 32-bit software, Combine Auto Unload, Side Switch Module. Grain tank covers, Smart Data Capture Controller, USB Ca adapter, beacon and back up camera, and instructor seat. <text:s/></text:span><text:span text:style-name="T4"/></text:h>
        </text:list-item>
      </text:list>
      <text:list text:style-name="WWNum26">
        <text:list-item>
          <text:h text:style-name="P5" text:outline-level="1"><text:bookmark-start text:name="_Hlk221698927"/><text:span text:style-name="T4">Represented quality dept. in factory leadership meetings, product councils, and product leader meetings, and core team meetings.</text:span></text:h>
        </text:list-item>
        <text:list-item>
          <text:h text:style-name="P6" text:outline-level="1" loext:marker-style-name="T4"><text:span text:style-name="T4">Managed quality tasks by directing and guiding nine other quality engineers, workflow, and schedule/timelines.</text:span><text:span text:style-name="T4"/></text:h>
        </text:list-item>
        <text:list-item>
          <text:h text:style-name="P6" text:outline-level="1" loext:marker-style-name="T4"><text:span text:style-name="T4">Published and highlighted any risk to the program, example of risks - CAU (combine auto unload) tells us when grain cart is full, so grain don’t get spilled. The bracket for the camera position needs to be placed correctly to not miss the view and prevent unloading auger spilling the grain out of cart. Risk is minimized by adding a CVML camera for mistake proofing in the shop for the bracket position. High risk number was eliminated. </text:span><text:span text:style-name="T4"/></text:h>
        </text:list-item>
        <text:list-item>
          <text:h text:style-name="P6" text:outline-level="1" loext:marker-style-name="T4"><text:span text:style-name="T4">Made sure that defects (NCCAs/CARs) were not repeated year to year – reduced repeat issues by 70% year to year and made sure that new defects were fixed and delivered year to year, Fixed 80+ new NCCAs/issues and ~ 1400 field events by working with cross functional teams at HX and ISG. Estimate is that 20%+ increase in customer productivity with the automation features achieved via working through the issues.</text:span><text:bookmark-end text:name="_Hlk221698927"/><text:span text:style-name="T4"/></text:h>
        </text:list-item>
      </text:list>
      <text:list text:style-name="WWNum25">
        <text:list-item>
          <text:h text:style-name="P7" text:outline-level="1" loext:marker-style-name="T4"><text:span text:style-name="T4">Delivered a MY25 Yield 3.0, a yield monitoring project through all EDDP and applied System Engineering approach for better thought processes from cross functions.</text:span><text:span text:style-name="T4"/></text:h>
        </text:list-item>
      </text:list>
      <text:list text:style-name="WWNum27">
        <text:list-item>
          <text:list>
            <text:list-item>
              <text:h text:style-name="P8" text:outline-level="1" loext:marker-style-name="T4"><text:span text:style-name="T4">Represented quality dept. in factory leadership meetings, product councils, product leader meetings, and core team meetings.</text:span><text:span text:style-name="T4"/></text:h>
            </text:list-item>
            <text:list-item>
              <text:h text:style-name="P8" text:outline-level="1" loext:marker-style-name="T4"><text:span text:style-name="T4">Managed quality tasks by working with 3 other quality engineers, managed workflow, and schedule/timelines.</text:span><text:span text:style-name="T4"/></text:h>
            </text:list-item>
            <text:list-item>
              <text:h text:style-name="P8" text:outline-level="1" loext:marker-style-name="T4"><text:span text:style-name="T4">Published and highlighted any risk to the program, example of risks – breaking of the senor support bracket. Worked with cross functional team to get the stiffening of the bracket by going through rigorous design and test processes. Another risk - accuracy of the yield measurement – it is ongoing process. <text:s/></text:span><text:span text:style-name="T4"/></text:h>
            </text:list-item>
            <text:list-item>
              <text:h text:style-name="P8" text:outline-level="1" loext:marker-style-name="T4"><text:span text:style-name="T4">Made sure that defects (NCCAs/CARs) were not repeated year to year – reduced repeat issues by 90% year to year and made sure that new defects were fixed and delivered year to year, Fixed 30+ new NCCAs/issues and ~ 200 field events by collaborating with cross functional teams at HX and ISG. </text:span><text:span text:style-name="T4"/></text:h>
            </text:list-item>
          </text:list>
        </text:list-item>
        <text:list-item>
          <text:p text:style-name="P9" loext:marker-style-name="T7"><text:span text:style-name="T7">Led multiple LPB Wire Harness Integration programs from quality perspectives for large combines and FEE.</text:span><text:span text:style-name="T7"/></text:p>
          <text:list>
            <text:list-item>
              <text:p text:style-name="P10" loext:marker-style-name="T7"><text:span text:style-name="T7">Represented quality dept. in product leader meetings, and CDT meetings.</text:span><text:span text:style-name="T7"/></text:p>
            </text:list-item>
            <text:list-item>
              <text:h text:style-name="P8" text:outline-level="1" loext:marker-style-name="T4"><text:span text:style-name="T4">Managed quality risks by collaborating with cross functional team, published and highlighted any risk to the program, example of risks – intermittently working ethernet cables, intermittently working FLP harnesses, missing wires in the transmission harness. To mitigate these risks, collaborated with suppliers and design engineers and got these issues corrected before 80 plus machines went beyond factory premises saving field issues.</text:span><text:span text:style-name="T4"/></text:h>
            </text:list-item>
            <text:list-item>
              <text:h text:style-name="P8" text:outline-level="1" loext:marker-style-name="T4"><text:span text:style-name="T4">Established VB for wire-harnesses program for the first time and proactively segregated ten current product issues and influenced without authority to address then before builds. </text:span><text:span text:style-name="T4"/></text:h>
            </text:list-item>
            <text:list-item>
              <text:h text:style-name="P8" text:outline-level="1" loext:marker-style-name="T4"><text:span text:style-name="T4">Made sure that defects (NCCAs/CARs) were not repeated year to year – reduced repeat issues by 50% and made sure that new defects were fixed before the machines are delivered to dealers. Fixed 200+ new NCCAs/issues and ~ 500 field events by collaborating with cross functional teams at HX and ISG. </text:span><text:span text:style-name="T4"/></text:h>
            </text:list-item>
          </text:list>
        </text:list-item>
        <text:list-item>
          <text:p text:style-name="P9" loext:marker-style-name="T7"><text:span text:style-name="T7">Led Sensor and electrical components Integration programs from quality perspectives for a large combine machine (Grizzly) and FEE (Caribou) program.</text:span><text:span text:style-name="T7"/></text:p>
          <text:list>
            <text:list-item>
              <text:p text:style-name="P10" loext:marker-style-name="T7"><text:span text:style-name="T7">Represented quality dept. in product leader meetings, and CDT meetings.</text:span><text:span text:style-name="T7"/></text:p>
            </text:list-item>
            <text:list-item>
              <text:h text:style-name="P8" text:outline-level="1" loext:marker-style-name="T4"><text:soft-page-break/><text:span text:style-name="T4">Published and highlighted any risk to the program, example of risks – breaking of the senor wires, melting of the circuits due to overheat, water intrusions in the lights, etc. <text:s/>Drove actions for rigorous JDQ testing and worked across unis for those. Visited other units as well for information sharing.</text:span><text:span text:style-name="T4"/></text:h>
            </text:list-item>
            <text:list-item>
              <text:h text:style-name="P8" text:outline-level="1" loext:marker-style-name="T4"><text:span text:style-name="T4">Made sure that defects (NCCAs/CARs) were not repeated year to year – reduced repeat issues by 90% year to year and made sure that new defects were fixed and delivered year to year, fixed 150+ new NCCAs/issues and ~ 100+ field events by collaborating with cross functional teams at HX and ISG. </text:span><text:span text:style-name="T4"/></text:h>
            </text:list-item>
            <text:list-item>
              <text:p text:style-name="P9" loext:marker-style-name="T7"><text:span text:style-name="T7">Analyzed warranty data and drove intentional testing and corrective actions to close identified gaps from 126 Sensor application reviews for speed, temperature, pressure, proximity, position sensors on the combine for feasibility, durability, and limited production builds. Teams involved suppliers and cross-functional members and improved the quality of sensor we received.</text:span><text:span text:style-name="T7"/></text:p>
            </text:list-item>
            <text:list-item>
              <text:p text:style-name="P9" loext:marker-style-name="T7"><text:span text:style-name="T7">Underwent ESPA training at Fargo and got familiar with JDS – G194 and G156 standards and other processes and used that training to collaborate with suppliers to educate them.</text:span><text:span text:style-name="T7"/></text:p>
            </text:list-item>
            <text:list-item>
              <text:p text:style-name="P9" loext:marker-style-name="T7"><text:span text:style-name="T7">Managed a quality assurance project for 135 assemblies for</text:span><text:span text:style-name="T8"> </text:span><text:span text:style-name="T7">a large combine program. </text:span><text:span text:style-name="T8"><text:s text:c="2"/></text:span></text:p>
            </text:list-item>
            <text:list-item>
              <text:p text:style-name="P9" loext:marker-style-name="T9"><text:span text:style-name="T7">Initiated combining the redundant quality review procedures in a single meeting to save time; resulted in reduction in </text:span><text:span text:style-name="T10">150+</text:span><text:span text:style-name="T7"> engineering hours for electrical system department and was adopted by other teams.</text:span><text:span text:style-name="T8"> </text:span></text:p>
            </text:list-item>
            <text:list-item>
              <text:p text:style-name="P10" loext:marker-style-name="T7"><text:span text:style-name="T7">250 + parts were processed for uncompromised qualitative, tactical, and strategic activities involving Quality Planning, Sensor Application Reviews, Non-Conformance management (NCCA), System and Process Failure Modes and Effect Analysis (FMEAs), design and process assembly reviews (DPARs), Production part approval process (PPAPS). </text:span><text:span text:style-name="T7"/></text:p>
            </text:list-item>
            <text:list-item>
              <text:p text:style-name="P10" loext:marker-style-name="T7"><text:span text:style-name="T7">Combined FGR and DPAR meetings saving at least 200 engineering hours and supplier’s time, increased efficiency by 20 percent in workflow management. The process change was later encouraged by the Global Quality manager to all other team members.</text:span><text:span text:style-name="T7"/></text:p>
            </text:list-item>
          </text:list>
        </text:list-item>
      </text:list>
      <text:list text:continue-list="list192921870552264" text:style-name="WWNum21">
        <text:list-item>
          <text:p text:style-name="P11" loext:marker-style-name="T7"><text:span text:style-name="T7">Led Durability Build activities, Feasibility Build Activities for Mercury Program, Caribou Flex Knife Fabrication (weld) fixture qualification, part ISIRs, repairs, and CI, where I was able to reduce 75% rework on frames amounting to 30 hours of rework per week and created DTAC solution. Piloted automated data collection on quality parameters and checks.</text:span><text:span text:style-name="T7"/></text:p>
        </text:list-item>
      </text:list>
      <text:p text:style-name="P12" loext:marker-style-name="T11"/>
      <text:h text:style-name="P4" text:outline-level="1" loext:marker-style-name="T6"><text:span text:style-name="T6">Module Leader, Quality Services,</text:span><text:span text:style-name="T12"> </text:span><text:bookmark-start text:name="_Hlk30766389"/><text:span text:style-name="T12">John Deere Harvester Works (Combines), USA</text:span><text:bookmark-end text:name="_Hlk30766389"/><text:span text:style-name="T12">. </text:span><text:span text:style-name="T6"><text:s text:c="33"/>2016 – 2017</text:span></text:h>
      <text:list text:continue-numbering="true" text:style-name="WWNum21">
        <text:list-item>
          <text:h text:style-name="P2" text:outline-level="1" loext:marker-style-name="T2"><text:span text:style-name="T2">Reduced absenteeism by ~20% after setting expectations and holding inspectors accountable.</text:span><text:span text:style-name="T2"/></text:h>
        </text:list-item>
        <text:list-item>
          <text:h text:style-name="P2" text:outline-level="1" loext:marker-style-name="T2"><text:span text:style-name="T2">Coached, trained, managed qualification, staffing, and scheduling of </text:span><text:span text:style-name="T13">35</text:span><text:span text:style-name="T7"> </text:span><text:span text:style-name="T2">line-inspectors at Harvester Works.</text:span></text:h>
        </text:list-item>
        <text:list-item>
          <text:h text:style-name="P13" text:outline-level="1" loext:marker-style-name="T14"><text:span text:style-name="T2">Implemented 100% cross training of Combine and FEE line-inspectors for the first time resulting in no overtime violations saving ~$30,000 per year. This was unique for the role in HX recent history, especially when the factory production is run in multiple shifts. </text:span><text:span text:style-name="T2"/></text:h>
        </text:list-item>
      </text:list>
      <text:h text:style-name="P14" text:outline-level="1" loext:marker-style-name="T12"/>
      <text:h text:style-name="P15" text:outline-level="1" loext:marker-style-name="T6"><text:span text:style-name="T6">Quality Engineer, OFP, </text:span><text:span text:style-name="T12">John Deere Harvester Works (Combines), USA </text:span><text:span text:style-name="T6"><text:s text:c="49"/>2014 – 2016</text:span></text:h>
      <text:list xml:id="list192923121791827" text:continue-numbering="true" text:style-name="WWNum21">
        <text:list-item>
          <text:h text:style-name="P2" text:outline-level="1" loext:marker-style-name="T2"><text:span text:style-name="T2">Worked to resolve top 5 warranty issues on combines and eliminated 50 % of the issues associated with them. Ensured and improved the quality of ladders by reducing 80 % damages by adding plastic and foam cushions to the racks and adding plastic films, improved loading augers engagement by changing the lead angle, reduced paddle hitting on the tab of grain elevators by removing unwanted tools used by operators, reduced leakages of hydraulic valves by making sure supplier provides torqued fittings with O rings, prevented rear axle’s motor spindle failures, reduced sensor linkage failures and moisture ingressing, etc. by holding suppliers and cross functional stakeholders accountable for assemblies thinking of internal and external customers.</text:span><text:span text:style-name="T2"/></text:h>
        </text:list-item>
        <text:list-item>
          <text:h text:style-name="P2" text:outline-level="1" loext:marker-style-name="T2"><text:span text:style-name="T2">Changed the HX work instructions on non-conforming processes and timelines.</text:span><text:span text:style-name="T2"/></text:h>
        </text:list-item>
      </text:list>
      <text:list text:style-name="WWNum28">
        <text:list-item>
          <text:h text:style-name="P16" text:outline-level="1" loext:marker-style-name="T6"/>
        </text:list-item>
      </text:list>
      <text:h text:style-name="P15" text:outline-level="1" loext:marker-style-name="T6"><text:span text:style-name="T6">Logistics Engineer, </text:span><text:span text:style-name="T12">J B Hunt (Logistics Company), Arkansas, USA <text:s text:c="9"/></text:span><text:span text:style-name="T6"><text:tab/><text:tab/> </text:span><text:span text:style-name="T12"><text:s text:c="24"/></text:span><text:span text:style-name="T6">2013</text:span><text:bookmark-start text:name="_Hlk29563023"/><text:span text:style-name="T6"> – </text:span><text:bookmark-end text:name="_Hlk29563023"/><text:span text:style-name="T6">2013</text:span></text:h>
      <text:list text:style-name="WWNum29">
        <text:list-item>
          <text:h text:style-name="P17" text:outline-level="1" loext:marker-style-name="T15"><text:span text:style-name="T2">Co</text:span><text:span text:style-name="T15">mpleted 4 SQL projects for back-end cost updates used by senior leadership for logistical decision making.</text:span></text:h>
        </text:list-item>
      </text:list>
      <text:h text:style-name="P18" text:outline-level="1" loext:marker-style-name="T6"/>
      <text:h text:style-name="P19" text:outline-level="1" loext:marker-style-name="T6"><text:span text:style-name="T6">Quality Project Manager, </text:span><text:span text:style-name="T12">Pella (Windows, Curtain wall, and Doors), Missouri, USA <text:s text:c="33"/></text:span><text:span text:style-name="T6">2011 – 2012</text:span></text:h>
      <text:list text:continue-list="list192923121791827" text:style-name="WWNum21">
        <text:list-item>
          <text:h text:style-name="P2" text:outline-level="1" loext:marker-style-name="T14"><text:span text:style-name="T15">Initiated and implemented new material stacking methods and revised operational guidelines that resulted in improved product quality in terms of scuff marks reduction and overall, </text:span><text:span text:style-name="T16">10%</text:span><text:span text:style-name="T15"> product rejection.</text:span></text:h>
        </text:list-item>
        <text:list-item>
          <text:h text:style-name="P13" text:outline-level="1" loext:marker-style-name="T15"><text:soft-page-break/><text:span text:style-name="T15">Revised and implemented preventive maintenance plans for paint curing oven and conveyers of mullions in order to reduce the dust and flake depositions that reduced daily part rejection by 20% of painted mullions and Jambs saving of approximately </text:span><text:span text:style-name="T16">$125,000 per year.</text:span></text:h>
        </text:list-item>
      </text:list>
      <text:h text:style-name="P19" text:outline-level="1" loext:marker-style-name="T17"><text:span text:style-name="T6">Farm</text:span><text:span text:style-name="T17"> Machinery Specialist, </text:span><text:span text:style-name="T18">Division of Agriculture, University of Arkansas, USA<text:tab/> <text:s text:c="37"/></text:span><text:span text:style-name="T17">2007</text:span><text:span text:style-name="T6"> –</text:span><text:span text:style-name="T17"> 2011</text:span></text:h>
      <text:list xml:id="list192923130376864" text:continue-numbering="true" text:style-name="WWNum21">
        <text:list-item>
          <text:h text:style-name="P2" text:outline-level="1" loext:marker-style-name="T15"><text:span text:style-name="T15">Identified opportunities of then launched cotton pickers by John Deere and its competitor from soil compaction perspectives and obtained funding over $50, 000. </text:span><text:span text:style-name="T15"/></text:h>
        </text:list-item>
        <text:list-item>
          <text:h text:style-name="P2" text:outline-level="1" loext:marker-style-name="T15"><text:span text:style-name="T15">Wrote a proposal and obtained funding for an ATV accident simulation project for over $40,000 for a collaborator agency in accident restorations.</text:span><text:span text:style-name="T15"/></text:h>
        </text:list-item>
        <text:list-item>
          <text:h text:style-name="P2" text:outline-level="1" loext:marker-style-name="T15"><text:span text:style-name="T15">Planned educational and training programs on machinery and precision ag. technologies and executed at local, regional, state, national level.</text:span><text:span text:style-name="T15"/></text:h>
        </text:list-item>
        <text:list-item>
          <text:h text:style-name="P13" text:outline-level="1" loext:marker-style-name="T15"><text:span text:style-name="T15">Generated over </text:span><text:span text:style-name="T16">$500,000</text:span><text:span text:style-name="T15"> in grants as a Principal Investigator and a collaborator. Published over 35 peer reviewed articles. I received documented appreciation from several organizations such as John Deere, USDA, Cotton Incorporated, and many Universities on my work as it was directly impacting productivity of stakeholders. </text:span></text:h>
        </text:list-item>
      </text:list>
      <text:h text:style-name="P20" text:outline-level="1" loext:marker-style-name="T17"/>
      <text:h text:style-name="P19" text:outline-level="1" loext:marker-style-name="T17"><text:span text:style-name="T17">Sr. Research Assistant, </text:span><text:span text:style-name="T18">Agricultural Engineering, Universities (South Dakota and Arkansas) <text:s text:c="19"/></text:span><text:span text:style-name="T17">2001 </text:span><text:span text:style-name="T6">–</text:span><text:span text:style-name="T17"> 2006</text:span></text:h>
      <text:list text:style-name="WWNum30">
        <text:list-item>
          <text:h text:style-name="P21" text:outline-level="1" loext:marker-style-name="T15"><text:span text:style-name="T15">Completed </text:span><text:span text:style-name="T16">3 </text:span><text:span text:style-name="T15">major precision agriculture projects in cotton and Soybean within time and published results in the form of presentation at international Conferences and my thesis and dissertations.</text:span></text:h>
        </text:list-item>
      </text:list>
      <text:h text:style-name="P18" text:outline-level="1" loext:marker-style-name="T6"/>
      <text:h text:style-name="P22" text:outline-level="1" loext:marker-style-name="T6"><text:span text:style-name="T6">Deputy Chief Engineer (Q.C &amp; R&amp;D),</text:span><text:span text:style-name="T12"> </text:span><text:span text:style-name="T18">Walchandnagar Industries Limited (Heavy Engineering), </text:span><text:span text:style-name="T12">India <text:s text:c="6"/></text:span><text:span text:style-name="T6">1995 – 2001</text:span></text:h>
      <text:list text:continue-list="list192923130376864" text:style-name="WWNum21">
        <text:list-item>
          <text:h text:style-name="P13" text:outline-level="1" loext:marker-style-name="T15"><text:span text:style-name="T15">Completed Q.C./Q.A. activities for a 6000 Metric Tons of fabricated Nuclear Power Plant Steel structure and other defense projects like rocket nozzles, rocket cones, rocket booster assemblies, missile launchers, etc.</text:span><text:span text:style-name="T15"/></text:h>
        </text:list-item>
        <text:list-item>
          <text:h text:style-name="P13" text:outline-level="1" loext:marker-style-name="T15"><text:span text:style-name="T15">Completed end to end R&amp;D project for a walk behind sugarcane harvester by ideation, design, planning, manufacturing, and field testing and built 25 prototypes for field operation. </text:span><text:span text:style-name="T15"/></text:h>
        </text:list-item>
        <text:list-item>
          <text:h text:style-name="P13" text:outline-level="1" loext:marker-style-name="T15"><text:span text:style-name="T15">Liaisoned as a key Quality Personnel of a nuclear power plant project that received a bonus of $250,000 for the company from Govt. of India for earlier completion.</text:span><text:span text:style-name="T15"/></text:h>
        </text:list-item>
      </text:list>
      <text:h text:style-name="P20" text:outline-level="1" loext:marker-style-name="T17"/>
      <text:h text:style-name="P19" text:outline-level="1" loext:marker-style-name="T17"><text:span text:style-name="T17">Production Engineer, </text:span><text:span text:style-name="T18">Elpro International Limited (X-Ray Machines)</text:span><text:span text:style-name="T12">, India<text:tab/> <text:s text:c="37"/></text:span><text:span text:style-name="T17">1994 </text:span><text:span text:style-name="T6">–</text:span><text:span text:style-name="T17"> 1995</text:span></text:h>
      <text:list xml:id="list192922124310646" text:continue-numbering="true" text:style-name="WWNum21">
        <text:list-item>
          <text:h text:style-name="P13" text:outline-level="1" loext:marker-style-name="T15"><text:span text:style-name="T15">As a process engineer for machine and press shops for Medical X-Ray machines, increased 3% efficiency.</text:span><text:span text:style-name="T15"/></text:h>
        </text:list-item>
      </text:list>
      <text:h text:style-name="P23" text:outline-level="1" loext:marker-style-name="T1"><text:bookmark-start text:name="_Hlk30763578"/></text:h>
      <text:p text:style-name="P24" loext:marker-style-name="T19"><text:span text:style-name="T19">Computer Skills</text:span><text:span text:style-name="T19"/></text:p>
      <text:list xml:id="list569453185" text:style-name="WWNum31">
        <text:list-item>
          <text:h text:style-name="P25" text:outline-level="1" loext:marker-style-name="T4"><text:span text:style-name="T4">SAP Transactions related quality and HR functions needed for a Team Lead.</text:span><text:span text:style-name="T4"/></text:h>
        </text:list-item>
        <text:list-item>
          <text:h text:style-name="P25" text:outline-level="1" loext:marker-style-name="T4"><text:span text:style-name="T4">Query Management Facility: SQL, R Studio/R </text:span><text:span text:style-name="T4"/></text:h>
        </text:list-item>
        <text:list-item>
          <text:h text:style-name="P25" text:outline-level="1" loext:marker-style-name="T4"><text:span text:style-name="T4">Database Management: ESRI ArcSDE.</text:span><text:span text:style-name="T4"/></text:h>
        </text:list-item>
        <text:list-item>
          <text:h text:style-name="P25" text:outline-level="1" loext:marker-style-name="T4"><text:span text:style-name="T4">Image Processing Software: ENVI, ERDAS IMAGINE, PixelWrench, Briv32. <text:s/></text:span><text:span text:style-name="T4"/></text:h>
        </text:list-item>
        <text:list-item>
          <text:h text:style-name="P25" text:outline-level="1" loext:marker-style-name="T4"><text:span text:style-name="T4">Statistical Software: SAS, JMP.</text:span><text:span text:style-name="T4"/></text:h>
        </text:list-item>
        <text:list-item>
          <text:h text:style-name="P25" text:outline-level="1" loext:marker-style-name="T4"><text:span text:style-name="T4">GIS and Related Analysis Software: <text:s/>ArcView, ArcGIS, GWR, Geoda.</text:span><text:span text:style-name="T4"/></text:h>
        </text:list-item>
        <text:list-item>
          <text:h text:style-name="P25" text:outline-level="1" loext:marker-style-name="T4"><text:span text:style-name="T4">Mechanical Drawing and Analysis: AutoCAD, Pro-E, ANSYS and other in-house developed software.</text:span><text:span text:style-name="T4"/></text:h>
        </text:list-item>
        <text:list-item>
          <text:h text:style-name="P25" text:outline-level="1" loext:marker-style-name="T4"><text:span text:style-name="T4">Office Tools: MS Office.</text:span><text:span text:style-name="T4"/></text:h>
        </text:list-item>
        <text:list-item>
          <text:h text:style-name="P25" text:outline-level="1" loext:marker-style-name="T4"><text:span text:style-name="T4">Professional Certification: Visual Basic for ESRI products, July 2002.</text:span><text:span text:style-name="T4"/></text:h>
        </text:list-item>
      </text:list>
      <text:p text:style-name="P26" loext:marker-style-name="T20"/>
      <text:p text:style-name="P24" loext:marker-style-name="T19"><text:span text:style-name="T19">Scientific Devices Used</text:span><text:span text:style-name="T19"/></text:p>
      <text:list text:style-name="WWNum32">
        <text:list-item>
          <text:p text:style-name="P27" loext:marker-style-name="T7"><text:span text:style-name="T10">GPS systems</text:span><text:span text:style-name="T7">: Leica 500 Standard, Trimble and Garmin’s surveyor quality GPS units.</text:span></text:p>
        </text:list-item>
      </text:list>
      <text:list text:continue-list="list569453185" text:style-name="WWNum31">
        <text:list-item>
          <text:h text:style-name="P25" text:outline-level="1" loext:marker-style-name="T4"><text:span text:style-name="T4">Multi-Camera System for Aerial Photography: Tetracam Inc. Model- MCA.</text:span><text:span text:style-name="T4"/></text:h>
        </text:list-item>
        <text:list-item>
          <text:h text:style-name="P25" text:outline-level="1" loext:marker-style-name="T4"><text:span text:style-name="T4">Spectroradiometers: StellarNet Inc., Model-EPP 2000. </text:span><text:span text:style-name="T4"/></text:h>
        </text:list-item>
        <text:list-item>
          <text:h text:style-name="P25" text:outline-level="1" loext:marker-style-name="T4"><text:span text:style-name="T4">Remote Sensing Sensors: Crop Circle- 470, Green Seeker.</text:span><text:span text:style-name="T4"/></text:h>
        </text:list-item>
        <text:list-item>
          <text:h text:style-name="P25" text:outline-level="1" loext:marker-style-name="T4"><text:span text:style-name="T4">Portable soil electrical conductivity machine: Geonics Inc., Model-EM 38.Veries-3100.</text:span><text:span text:style-name="T4"/></text:h>
        </text:list-item>
        <text:list-item>
          <text:h text:style-name="P25" text:outline-level="1" loext:marker-style-name="T4"><text:span text:style-name="T4">Digital Soil Penetrometer: Spectrum Technologies Inc., Model-SC 900.</text:span><text:span text:style-name="T4"/></text:h>
        </text:list-item>
        <text:list-item>
          <text:h text:style-name="P25" text:outline-level="1" loext:marker-style-name="T4"><text:span text:style-name="T4">Data loggers: Campbell Scientific Inc., Model- CR 3000 Micrologger.</text:span><text:span text:style-name="T4"/></text:h>
        </text:list-item>
        <text:list-item>
          <text:h text:style-name="P25" text:outline-level="1" loext:marker-style-name="T4"><text:span text:style-name="T4">Moisture Probe: Th2O Soil Moisture Meter, Dynamax. </text:span><text:span text:style-name="T4"/></text:h>
        </text:list-item>
        <text:list-item>
          <text:h text:style-name="P25" text:outline-level="1" loext:marker-style-name="T4"><text:span text:style-name="T4">Micro-Ridge Data Transmission system</text:span><text:span text:style-name="T4"/></text:h>
        </text:list-item>
      </text:list>
      <text:p text:style-name="P26" loext:marker-style-name="T20"/>
      <text:p text:style-name="P24" loext:marker-style-name="T19"><text:span text:style-name="T19">Certifications</text:span><text:bookmark-end text:name="_Hlk30763578"/><text:span text:style-name="T19"/></text:p>
      <text:list text:continue-list="list192922124310646" text:style-name="WWNum21">
        <text:list-item>
          <text:h text:style-name="P13" text:outline-level="1" loext:marker-style-name="T15"><text:span text:style-name="T15">Systems Engineering Fundamentals, Caltech, </text:span><text:span text:style-name="T21">2022</text:span></text:h>
        </text:list-item>
        <text:list-item>
          <text:h text:style-name="P13" text:outline-level="1" loext:marker-style-name="T15"><text:soft-page-break/><text:span text:style-name="T15">Business Analytics Certification, University of Iowa, </text:span><text:span text:style-name="T17">2019</text:span></text:h>
        </text:list-item>
        <text:list-item>
          <text:h text:style-name="P2" text:outline-level="1" loext:marker-style-name="T15"><text:span text:style-name="T15">Held Level II Certifications in Non-destructive techniques - magnetic particles, ultrasonic, and liquid penetrant ISNT and ASNT, </text:span><text:span text:style-name="T17">1997-1999.</text:span><text:span text:style-name="T15"> </text:span></text:h>
        </text:list-item>
      </text:list>
      <text:p text:style-name="P24" loext:marker-style-name="T19"><text:span text:style-name="T19">Service </text:span><text:span text:style-name="T19"/></text:p>
      <text:list text:continue-numbering="true" text:style-name="WWNum21">
        <text:list-item>
          <text:h text:style-name="P13" text:outline-level="1" loext:marker-style-name="T15"><text:span text:style-name="T15">Founder of community language school with 8 teachers, 27 students, established, led and handed over </text:span><text:span text:style-name="T15"/></text:h>
        </text:list-item>
        <text:list-item>
          <text:h text:style-name="P13" text:outline-level="1" loext:marker-style-name="T15"><text:span text:style-name="T15">A member of Board of Directors, STEAM ON WHEELS, a Non-Profit dedicated to youth development.</text:span><text:span text:style-name="T15"/></text:h>
        </text:list-item>
        <text:list-item>
          <text:h text:style-name="P13" text:outline-level="1" loext:marker-style-name="T15"><text:span text:style-name="T15">Conduced numerous scientific toys making workshops for youth, and made wooden artifacts to raise funds</text:span><text:span text:style-name="T15"/></text:h>
        </text:list-item>
        <text:list-item>
          <text:h text:style-name="P13" text:outline-level="1" loext:marker-style-name="T1"><text:span text:style-name="T15">Free tutoring sessions for youth on STEM, o</text:span><text:span text:style-name="T13">rganizing inspirational lecture series for youth and adults.</text:span><text:span text:style-name="T15"> </text:span></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msFillBitmap_20_1" draw:display-name="msFillBitmap 1" xlink:href="Pictures/100000000000008000000080485D974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35%" fo:text-align="start" style:justify-single-word="false" fo:orphans="2" fo:widows="2" style:writing-mode="lr-tb"/>
      <style:text-properties fo:font-size="10.5pt" style:font-size-asian="10.5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line-height="100%"/>
      <style:text-properties fo:font-variant="small-caps" fo:color="#564b3c" loext:opacity="100%" fo:font-size="10pt" fo:letter-spacing="0.0043in" fo:font-weight="bold" style:font-name-asian="F" style:font-family-generic-asian="system" style:font-pitch-asian="variable" style:font-size-asian="10pt" style:font-weight-asian="bold" style:font-size-complex="9pt" style:language-complex="hi" style:country-complex="IN" style:font-weight-complex="bold">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835in" style:contextual-spacing="false" fo:line-height="100%" fo:keep-together="always" fo:keep-with-next="always"/>
      <style:text-properties fo:text-transform="uppercase" fo:color="#93a299" loext:opacity="100%" style:font-name="Book Antiqua" fo:font-family="'Book Antiqu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pt" style:font-weight-complex="bold">
        <loext:char-complex-color loext:theme-type="accent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835in" fo:margin-bottom="0in" style:contextual-spacing="false" fo:line-height="100%" fo:keep-together="always" fo:keep-with-next="always"/>
      <style:text-properties fo:color="#564b3c" loext:opacity="100%" style:font-name="Book Antiqua" fo:font-family="'Book Antiqu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font-weight-complex="bold">
        <loext:char-complex-color loext:theme-type="dark2"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138in" fo:margin-bottom="0in" style:contextual-spacing="false" fo:line-height="100%" fo:keep-together="always" fo:keep-with-next="always"/>
      <style:text-properties fo:color="#6b7c71" loext:opacity="100%" fo:font-size="12pt" fo:font-weight="bold" style:font-name-asian="F" style:font-family-generic-asian="system" style:font-pitch-asian="variable" style:font-size-asian="12pt" style:font-weight-asian="bold" style:font-name-complex="F"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39in" fo:margin-bottom="0in" style:contextual-spacing="false" fo:keep-together="always" fo:keep-with-next="always"/>
      <style:text-properties fo:color="#93a299" loext:opacity="100%" style:font-name="Book Antiqua" fo:font-family="'Book Antiqua'" style:font-family-generic="roman" style:font-pitch="variable" fo:font-size="11pt" fo:font-style="italic" fo:font-weight="bold" style:font-name-asian="F" style:font-family-generic-asian="system" style:font-pitch-asian="variable" style:font-size-asian="11pt"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style:font-name-asian="F" style:font-family-generic-asian="system" style:font-pitch-asian="variable" style:font-size-asian="11pt"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139in" fo:margin-bottom="0in" style:contextual-spacing="false" fo:keep-together="always" fo:keep-with-next="always"/>
      <style:text-properties fo:color="#47534c" loext:opacity="100%" style:font-name="Book Antiqua" fo:font-family="'Book Antiqu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139in" fo:margin-bottom="0in" style:contextual-spacing="false" fo:keep-together="always" fo:keep-with-next="always"/>
      <style:text-properties fo:color="#404040" loext:opacity="100%" style:font-name="Book Antiqua" fo:font-family="'Book Antiqu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fo:line-height="100%" fo:text-indent="-0.2in" style:auto-text-indent="false"/>
      <style:text-properties fo:color="#40382d" loext:opacity="100%">
        <loext:char-complex-color loext:theme-type="dark2"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fo:text-transform="uppercase" fo:color="#40382d" loext:opacity="100%" style:font-name="Book Antiqua" fo:font-family="'Book Antiqua'" style:font-family-generic="roman" style:font-pitch="variable" fo:font-size="40pt" style:letter-kerning="true" style:font-name-asian="F" style:font-family-generic-asian="system" style:font-pitch-asian="variable" style:font-size-asian="40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text-transform="uppercase" fo:color="#564b3c" loext:opacity="100%" fo:font-size="16pt" style:font-name-asian="F" style:font-family-generic-asian="system" style:font-pitch-asian="variable" style:font-size-asian="16pt" style:font-name-complex="F" style:font-family-generic-complex="system" style:font-pitch-complex="variable" style:font-size-complex="12pt" style:language-complex="hi" style:country-complex="IN" style:font-style-complex="italic">
        <loext:char-complex-color loext:theme-type="dark2" loext:color-type="theme"/>
      </style:text-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0.5pt" style:font-size-asian="10.5pt"/>
    </style:style>
    <style:style style:name="Quote" style:family="paragraph" style:parent-style-name="Standard" style:next-style-name="Standard" loext:linked-style-name="Quote_20_Char">
      <style:paragraph-properties fo:margin-left="0.5in" fo:margin-right="0.5in" fo:margin-top="0.111in" fo:margin-bottom="0.111in" style:contextual-spacing="false" fo:line-height="125%" fo:text-align="center" style:justify-single-word="false"/>
      <style:text-properties fo:text-transform="uppercase" fo:color="#93a299" loext:opacity="100%" style:font-name="Book Antiqua" fo:font-family="'Book Antiqua'" style:font-family-generic="roman" style:font-pitch="variable" fo:font-size="12pt" style:font-name-asian="F"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loext:graphic-properties draw:fill="solid" draw:fill-color="#000000"/>
      <style:paragraph-properties fo:margin-left="0.65in" fo:margin-right="0.65in" fo:margin-top="0.139in" fo:margin-bottom="0.1945in" style:contextual-spacing="false" fo:line-height="125%" fo:text-align="center" style:justify-single-word="false" fo:background-color="#000000" fo:padding="0.111in" fo:border="4.51pt solid #000000" style:shadow="none"/>
      <style:text-properties fo:text-transform="uppercase" fo:color="#ffffff" loext:opacity="100%" style:font-name="Book Antiqua" fo:font-family="'Book Antiqua'" style:font-family-generic="roman" style:font-pitch="variable" fo:font-size="11pt" style:font-name-asian="F" style:font-family-generic-asian="system" style:font-pitch-asian="variable" style:font-size-asian="11pt" style:language-complex="hi" style:country-complex="IN" style:font-style-complex="italic" style:font-weight-complex="bold">
        <loext:char-complex-color loext:theme-type="ligh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35%"/>
      <style:text-properties fo:font-variant="normal" fo:text-transform="none" fo:color="#6b7c71" loext:opacity="100%" fo:font-size="14pt" fo:font-weight="bold" style:font-size-asian="14pt" style:font-weight-asian="bold">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Section_20_Heading" style:display-name="Section Heading" style:family="paragraph" style:parent-style-name="Standard" style:next-style-name="Standard" style:default-outline-level="1" style:list-style-name="">
      <style:paragraph-properties fo:margin-top="0.1528in" fo:margin-bottom="0in" style:contextual-spacing="false" fo:line-height="115%"/>
      <style:text-properties fo:color="#000000" loext:opacity="100%" style:font-name="Book Antiqua" fo:font-family="'Book Antiqua'" style:font-family-generic="roman" style:font-pitch="variable" fo:font-size="12pt" fo:font-weight="bold" style:font-size-asian="12pt" style:font-weight-asian="bold">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Personal_20_Name" style:display-name="Personal Name" style:family="paragraph" style:parent-style-name="Title">
      <style:text-properties fo:font-size="14pt" fo:font-weight="bold" style:font-size-asian="14pt" style:font-weight-asian="bold" style:font-size-complex="14pt"/>
    </style:style>
    <style:style style:name="Subsection" style:family="paragraph" style:parent-style-name="Heading_20_2">
      <style:paragraph-properties fo:margin-top="0in" fo:margin-bottom="0in" style:contextual-spacing="false"/>
      <style:text-properties fo:color="#93a299" loext:opacity="100%" style:font-name="Century Gothic" fo:font-family="'Century Gothic'" style:font-family-generic="roman" style:font-pitch="variable" fo:font-size="10.5pt" style:font-size-asian="10.5pt">
        <loext:char-complex-color loext:theme-type="accent1" loext:color-type="theme"/>
      </style:text-properties>
    </style:style>
    <style:style style:name="Body_20_Text_20_2" style:display-name="Body Text 2" style:family="paragraph" style:parent-style-name="Standard" loext:linked-style-name="Body_20_Text_20_2_20_Char1">
      <style:paragraph-properties fo:margin-top="0in" fo:margin-bottom="0in" style:contextual-spacing="false" fo:line-height="15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fo:color="#93a299" loext:opacity="100%" style:font-name="Book Antiqua" fo:font-family="'Book Antiqu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4pt" style:font-weight-complex="bold">
        <loext:char-complex-color loext:theme-type="accent1" loext:color-type="theme"/>
      </style:text-properties>
    </style:style>
    <style:style style:name="Heading_20_2_20_Char" style:display-name="Heading 2 Char" style:family="text" style:parent-style-name="Default_20_Paragraph_20_Font" loext:linked-style-name="Heading_20_2">
      <style:text-properties fo:color="#564b3c" loext:opacity="100%" style:font-name="Book Antiqua" fo:font-family="'Book Antiqu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font-weight-complex="bold">
        <loext:char-complex-color loext:theme-type="dark2" loext:color-type="theme"/>
      </style:text-properties>
    </style:style>
    <style:style style:name="Heading_20_3_20_Char" style:display-name="Heading 3 Char" style:family="text" style:parent-style-name="Default_20_Paragraph_20_Font" loext:linked-style-name="Heading_20_3">
      <style:text-properties fo:color="#6b7c71" loext:opacity="100%" fo:font-size="12pt" fo:font-weight="bold" style:font-name-asian="F" style:font-family-generic-asian="system" style:font-pitch-asian="variable" style:font-size-asian="12pt" style:font-weight-asian="bold" style:font-name-complex="F"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93a299" loext:opacity="100%" style:font-name="Book Antiqua" fo:font-family="'Book Antiqu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47534c" loext:opacity="100%" style:font-name="Book Antiqua" fo:font-family="'Book Antiqu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4980"/>
        </loext:char-complex-color>
      </style:text-properties>
    </style:style>
    <style:style style:name="Heading_20_6_20_Char" style:display-name="Heading 6 Char" style:family="text" style:parent-style-name="Default_20_Paragraph_20_Font" loext:linked-style-name="Heading_20_6">
      <style:text-properties fo:color="#47534c" loext:opacity="100%" style:font-name="Book Antiqua" fo:font-family="'Book Antiqu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4980"/>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Book Antiqua" fo:font-family="'Book Antiqu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Book Antiqua" fo:font-family="'Book Antiqu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Book Antiqua" fo:font-family="'Book Antiqu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_20_Char" style:display-name="Title Char" style:family="text" style:parent-style-name="Default_20_Paragraph_20_Font" loext:linked-style-name="Title">
      <style:text-properties fo:text-transform="uppercase" fo:color="#40382d" loext:opacity="100%" style:font-name="Book Antiqua" fo:font-family="'Book Antiqua'" style:font-family-generic="roman" style:font-pitch="variable" fo:font-size="40pt" style:letter-kerning="true" style:font-name-asian="F" style:font-family-generic-asian="system" style:font-pitch-asian="variable" style:font-size-asian="40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text-transform="uppercase" fo:color="#564b3c" loext:opacity="100%" fo:font-size="16pt" style:font-name-asian="F" style:font-family-generic-asian="system" style:font-pitch-asian="variable" style:font-size-asian="16pt" style:font-name-complex="F" style:font-family-generic-complex="system" style:font-pitch-complex="variable" style:font-size-complex="12pt" style:language-complex="hi" style:country-complex="IN" style:font-style-complex="italic">
        <loext:char-complex-color loext:theme-type="dark2"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564b3c" loext:opacity="100%" fo:font-style="italic" style:font-style-asian="italic" style:font-style-complex="italic">
        <loext:char-complex-color loext:theme-type="dark2" loext:color-type="theme"/>
      </style:text-properties>
    </style:style>
    <style:style style:name="Quote_20_Char" style:display-name="Quote Char" style:family="text" style:parent-style-name="Default_20_Paragraph_20_Font" loext:linked-style-name="Quote">
      <style:text-properties fo:text-transform="uppercase" fo:color="#93a299" loext:opacity="100%" style:font-name="Book Antiqua" fo:font-family="'Book Antiqua'" style:font-family-generic="roman" style:font-pitch="variable" fo:font-size="12pt" style:font-name-asian="F" style:font-family-generic-asian="system" style:font-pitch-asian="variable" style:font-size-asian="12pt" style:language-complex="hi" style:country-complex="IN" style:font-style-complex="italic">
        <loext:char-complex-color loext:theme-type="accent1" loext:color-type="theme"/>
      </style:text-properties>
    </style:style>
    <style:style style:name="Intense_20_Quote_20_Char" style:display-name="Intense Quote Char" style:family="text" style:parent-style-name="Default_20_Paragraph_20_Font" loext:linked-style-name="Intense_20_Quote">
      <style:text-properties fo:text-transform="uppercase" fo:color="#ffffff" loext:opacity="100%" style:font-name="Book Antiqua" fo:font-family="'Book Antiqua'" style:font-family-generic="roman" style:font-pitch="variable" fo:background-color="#000000" style:font-name-asian="F" style:font-family-generic-asian="system" style:font-pitch-asian="variable" style:language-complex="hi" style:country-complex="IN" style:font-style-complex="italic" style:font-weight-complex="bold">
        <loext:char-complex-color loext:theme-type="light1" loext:color-type="theme"/>
      </style:text-properties>
    </style:style>
    <style:style style:name="Subtle_20_Emphasis" style:display-name="Subtle Emphasis" style:family="text" style:parent-style-name="Default_20_Paragraph_20_Font">
      <style:text-properties fo:color="#000000" loext:opacity="100%" fo:font-style="italic" style:font-style-asian="italic" style:font-style-complex="italic"/>
    </style:style>
    <style:style style:name="Intense_20_Emphasis" style:display-name="Intense Emphasis" style:family="text" style:parent-style-name="Default_20_Paragraph_20_Font">
      <style:text-properties fo:color="#93a299"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f543f"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f543f"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loext:linked-style-name="No_20_Spacing">
      <style:text-properties fo:font-size="10.5pt" style:font-size-asian="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cccc00" loext:opacity="100%" style:text-underline-style="solid" style:text-underline-width="auto" style:text-underline-color="font-color">
        <loext:char-complex-color loext:theme-type="hyperlink" loext:color-type="theme"/>
      </style:text-properties>
    </style:style>
    <style:style style:name="Body_20_Text_20_2_20_Char" style:display-name="Body Text 2 Char" style:family="text" style:parent-style-name="Default_20_Paragraph_20_Font">
      <style:text-properties fo:font-size="10.5pt" style:font-size-asian="10.5pt"/>
    </style:style>
    <style:style style:name="Body_20_Text_20_2_20_Char1" style:display-name="Body Text 2 Char1" style:family="text" style:parent-style-name="Default_20_Paragraph_20_Font" loext:linked-style-name="Body_20_Text_20_2">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anity-name_5f__5f_domain1" style:display-name="vanity-name__domain1" style:family="text" style:parent-style-name="Default_20_Paragraph_20_Font">
      <style:text-properties fo:font-weight="normal" style:font-weight-asian="normal" style:font-weight-complex="normal"/>
    </style:style>
    <style:style style:name="vanity-name_5f__5f_display-name1" style:display-name="vanity-name__display-name1" style:family="text" style:parent-style-name="Default_20_Paragraph_20_Font">
      <style:text-properties fo:font-weight="normal" style:font-weight-asian="normal" style:font-weight-complex="normal"/>
    </style:style>
    <style:style style:name="ListLabel_20_1" style:display-name="ListLabel 1" style:family="text">
      <style:text-properties style:font-name="Century Gothic" fo:font-family="'Century Gothic'"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entury Gothic" fo:font-family="'Century Gothic'"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entury Gothic" fo:font-family="'Century Gothic'"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entury Gothic" fo:font-family="'Century Gothic'"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entury Gothic" fo:font-family="'Century Gothic'"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entury Gothic" fo:font-family="'Century Gothic'"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entury Gothic" fo:font-family="'Century Gothic'"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entury Gothic" fo:font-family="'Century Gothic'"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entury Gothic" fo:font-family="'Century Gothic'"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entury Gothic" fo:font-family="'Century Gothic'"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entury Gothic" fo:font-family="'Century Gothic'"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7f7f7f" loext:opacity="100%" style:font-name="Century Gothic" fo:font-family="'Century Gothic'" style:font-family-generic="roman" style:font-pitch="variable">
        <loext:char-complex-color loext:theme-type="dark1" loext:color-type="theme">
          <loext:transformation loext:type="tint" loext:value="4980"/>
        </loext:char-complex-color>
      </style:text-properties>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entury Gothic" fo:font-family="'Century Gothic'"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entury Gothic" fo:font-family="'Century Gothic'"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entury Gothic" fo:font-family="'Century Gothic'"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entury Gothic" fo:font-family="'Century Gothic'"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entury Gothic" fo:font-family="'Century Gothic'"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entury Gothic" fo:font-family="'Century Gothic'"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2pt" style:font-size-asian="12pt"/>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entury Gothic" fo:font-family="'Century Gothic'"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entury Gothic" fo:font-family="'Century Gothic'"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entury Gothic" fo:font-family="'Century Gothic'"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entury Gothic" fo:font-family="'Century Gothic'"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entury Gothic" fo:font-family="'Century Gothic'"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entury Gothic" fo:font-family="'Century Gothic'"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entury Gothic" fo:font-family="'Century Gothic'"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entury Gothic" fo:font-family="'Century Gothic'"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entury Gothic" fo:font-family="'Century Gothic'"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entury Gothic" fo:font-family="'Century Gothic'"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entury Gothic" fo:font-family="'Century Gothic'" style:font-family-generic="roman" style:font-pitch="variable" fo:font-size="11pt" style:font-size-asian="11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entury Gothic" fo:font-family="'Century Gothic'"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entury Gothic" fo:font-family="'Century Gothic'"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entury Gothic" fo:font-family="'Century Gothic'" style:font-family-generic="roman" style:font-pitch="variable" fo:font-size="11pt" style:font-size-asian="11pt"/>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entury Gothic" fo:font-family="'Century Gothic'"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entury Gothic" fo:font-family="'Century Gothic'"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entury Gothic" fo:font-family="'Century Gothic'"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entury Gothic" fo:font-family="'Century Gothic'"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entury Gothic" fo:font-family="'Century Gothic'"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entury Gothic" fo:font-family="'Century Gothic'" style:font-family-generic="roman" style:font-pitch="variable" fo:font-size="11pt" style:font-size-asian="11pt"/>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entury Gothic" fo:font-family="'Century Gothic'"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entury Gothic" fo:font-family="'Century Gothic'"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entury Gothic" fo:font-family="'Century Gothic'"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entury Gothic" fo:font-family="'Century Gothic'"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entury Gothic" fo:font-family="'Century Gothic'"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entury Gothic" fo:font-family="'Century Gothic'" style:font-family-generic="roman" style:font-pitch="variable" fo:font-size="11pt" style:font-size-asian="11pt"/>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entury Gothic" fo:font-family="'Century Gothic'"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entury Gothic" fo:font-family="'Century Gothic'"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entury Gothic" fo:font-family="'Century Gothic'"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entury Gothic" fo:font-family="'Century Gothic'"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entury Gothic" fo:font-family="'Century Gothic'"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entury Gothic" fo:font-family="'Century Gothic'"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fo:font-size="10pt" style:font-size-asian="10pt"/>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entury Gothic" fo:font-family="'Century Gothic'"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entury Gothic" fo:font-family="'Century Gothic'"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entury Gothic" fo:font-family="'Century Gothic'"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entury Gothic" fo:font-family="'Century Gothic'"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fo:font-size="10pt" style:font-size-asian="10pt"/>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entury Gothic" fo:font-family="'Century Gothic'" style:font-family-generic="roman" style:font-pitch="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entury Gothic" fo:font-family="'Century Gothic'" style:font-family-generic="roman" style:font-pitch="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entury Gothic" fo:font-family="'Century Gothic'" style:font-family-generic="roman" style:font-pitch="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entury Gothic" fo:font-family="'Century Gothic'" style:font-family-generic="roman" style:font-pitch="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entury Gothic" fo:font-family="'Century Gothic'" style:font-family-generic="roman" style:font-pitch="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fo:font-size="10pt" style:font-size-asian="10pt"/>
    </style:style>
    <style:style style:name="ListLabel_20_236" style:display-name="ListLabel 236" style:family="text">
      <style:text-properties style:font-name="Century Gothic" fo:font-family="'Century Gothic'" style:font-family-generic="roman" style:font-pitch="variable"/>
    </style:style>
    <style:style style:name="ListLabel_20_237" style:display-name="ListLabel 237" style:family="text"/>
    <style:style style:name="ListLabel_20_238" style:display-name="ListLabel 238" style:family="text">
      <style:text-properties style:font-name="Century Gothic" fo:font-family="'Century Gothic'"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entury Gothic" fo:font-family="'Century Gothic'"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Century Gothic" fo:font-family="'Century Gothic'" style:font-family-generic="roman" style:font-pitch="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Century Gothic" fo:font-family="'Century Gothic'" style:font-family-generic="roman" style:font-pitch="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fo:font-size="10pt" style:font-size-asian="10pt"/>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Century Gothic" fo:font-family="'Century Gothic'" style:font-family-generic="roman" style:font-pitch="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Century Gothic" fo:font-family="'Century Gothic'" style:font-family-generic="roman" style:font-pitch="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Century Gothic" fo:font-family="'Century Gothic'" style:font-family-generic="roman" style:font-pitch="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Century Gothic" fo:font-family="'Century Gothic'" style:font-family-generic="roman" style:font-pitch="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style style:name="ListLabel_20_274" style:display-name="ListLabel 274" style:family="text">
      <style:text-properties style:font-name="Century Gothic" fo:font-family="'Century Gothic'" style:font-family-generic="roman" style:font-pitch="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Century Gothic" fo:font-family="'Century Gothic'" style:font-family-generic="roman" style:font-pitch="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font-size="10pt" style:font-size-asian="10pt"/>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Century Gothic" fo:font-family="'Century Gothic'" style:font-family-generic="roman" style:font-pitch="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Century Gothic" fo:font-family="'Century Gothic'" style:font-family-generic="roman" style:font-pitch="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555in" fo:text-indent="-0.25in" fo:margin-left="0.555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0555in" fo:text-indent="-0.25in" fo:margin-left="1.0555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555in" fo:text-indent="-0.25in" fo:margin-left="1.555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0555in" fo:text-indent="-0.25in" fo:margin-left="2.0555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2.5555in" fo:text-indent="-0.25in" fo:margin-left="2.555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0555in" fo:text-indent="-0.25in" fo:margin-left="3.0555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555in" fo:text-indent="-0.25in" fo:margin-left="3.555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4.0555in" fo:text-indent="-0.25in" fo:margin-left="4.0555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555in" fo:text-indent="-0.25in" fo:margin-left="4.555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5.75in"/>
        </style:list-level-properties>
        <style:text-properties fo:font-family="Wingdings" style:font-style-name="Regular"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Apothecary">
      <loext:theme-colors loext:name="Apothecary">
        <loext:color loext:name="dark1" loext:color="#000000"/>
        <loext:color loext:name="light1" loext:color="#ffffff"/>
        <loext:color loext:name="dark2" loext:color="#564b3c"/>
        <loext:color loext:name="light2" loext:color="#ecedd1"/>
        <loext:color loext:name="accent1" loext:color="#93a299"/>
        <loext:color loext:name="accent2" loext:color="#cf543f"/>
        <loext:color loext:name="accent3" loext:color="#b5ae53"/>
        <loext:color loext:name="accent4" loext:color="#848058"/>
        <loext:color loext:name="accent5" loext:color="#e8b54d"/>
        <loext:color loext:name="accent6" loext:color="#786c71"/>
        <loext:color loext:name="hyperlink" loext:color="#cccc00"/>
        <loext:color loext:name="followed-hyperlink" loext:color="#b2b2b2"/>
      </loext:theme-colors>
    </loext:theme>
  </office:styles>
  <office:automatic-styles>
    <style:style style:name="MP1" style:family="paragraph" style:parent-style-name="Section_20_Heading">
      <style:paragraph-properties fo:margin-top="0in" fo:margin-bottom="0in" style:contextual-spacing="false" fo:text-align="center" style:justify-single-word="false"/>
    </style:style>
    <style:style style:name="MP2" style:family="paragraph" style:parent-style-name="Standard">
      <style:paragraph-properties fo:margin-top="0in" fo:margin-bottom="0in" style:contextual-spacing="false" fo:text-align="center" style:justify-single-word="false"/>
    </style:style>
    <style:style style:name="MP3" style:family="paragraph" style:parent-style-name="Standard">
      <style:paragraph-properties fo:margin-top="0in" fo:margin-bottom="0in" style:contextual-spacing="false" fo:text-align="center" style:justify-single-word="false"/>
      <style:text-properties fo:color="#40382d" loext:opacity="100%" style:font-name="Arial1" fo:font-size="10pt" style:font-name-asian="Times New Roman1" style:font-size-asian="10pt" style:font-name-complex="Arial2" style:font-size-complex="10pt" style:font-weight-complex="bold"/>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margin-top="0in" fo:margin-bottom="0in" style:contextual-spacing="false" fo:text-align="end" style:justify-single-word="false"/>
    </style:style>
    <style:style style:name="MP6" style:family="paragraph" style:parent-style-name="Frame_20_contents">
      <style:text-properties style:font-name-asian="Times New Roman1"/>
    </style:style>
    <style:style style:name="MP7" style:family="paragraph">
      <loext:graphic-properties draw:fill="bitmap" draw:fill-image-name="msFillBitmap_20_1" draw:fill-image-width="1.7071in" draw:fill-image-height="1.7071in" style:repeat="repeat" draw:fill-image-ref-point-x="0%" draw:fill-image-ref-point-y="0%" draw:fill-image-ref-point="top-left"/>
      <style:paragraph-properties fo:text-align="start"/>
      <style:text-properties fo:font-size="18pt"/>
    </style:style>
    <style:style style:name="MP8" style:family="paragraph">
      <loext:graphic-properties draw:fill="solid" draw:fill-color="#ffffff" draw:opacity="83%"/>
      <style:paragraph-properties fo:text-align="start"/>
      <style:text-properties fo:font-size="18pt"/>
    </style:style>
    <style:style style:name="MP9" style:family="paragraph">
      <loext:graphic-properties draw:fill="solid" draw:fill-color="#ffffff"/>
      <style:paragraph-properties fo:text-align="start"/>
      <style:text-properties fo:font-size="18pt"/>
    </style:style>
    <style:style style:name="MP10" style:family="paragraph" style:parent-style-name="Frame_20_contents">
      <style:paragraph-properties fo:margin-top="0in" fo:margin-bottom="0in" style:contextual-spacing="false" fo:line-height="100%" fo:text-align="center" style:justify-single-word="false"/>
    </style:style>
    <style:style style:name="MP11" style:family="paragraph">
      <loext:graphic-properties draw:fill="none"/>
      <style:paragraph-properties fo:text-align="start"/>
      <style:text-properties fo:color="#ffffff" loext:opacity="100%" fo:font-size="18pt"/>
    </style:style>
    <style:style style:name="MP12" style:family="paragraph" style:parent-style-name="Footer">
      <style:paragraph-properties fo:text-align="center" style:justify-single-word="false"/>
    </style:style>
    <style:style style:name="MT1" style:family="text">
      <style:text-properties fo:font-weight="normal" style:font-weight-asian="normal" style:font-weight-complex="bold"/>
    </style:style>
    <style:style style:name="MT2" style:family="text">
      <style:text-properties style:font-name="Arial1" fo:font-size="10pt" style:font-size-asian="10pt" style:font-name-complex="Arial2" style:font-size-complex="10pt"/>
    </style:style>
    <style:style style:name="MT3" style:family="text">
      <style:text-properties style:font-weight-complex="bold"/>
    </style:style>
    <style:style style:name="MT4" style:family="text">
      <style:text-properties fo:color="#40382d" loext:opacity="100%" style:font-name="Arial1" fo:font-size="10pt" style:font-name-asian="Times New Roman1" style:font-size-asian="10pt" style:font-name-complex="Arial2" style:font-size-complex="10pt" style:font-weight-complex="bold"/>
    </style:style>
    <style:style style:name="MT5" style:family="text">
      <style:text-properties fo:color="#ff0000" loext:opacity="100%" fo:font-family="Calibri" style:font-family-generic="swiss" style:font-pitch="variable" fo:font-size="10pt" style:font-size-asian="10pt" style:font-family-complex="Calibri" style:font-family-generic-complex="system" style:font-pitch-complex="variable"/>
    </style:style>
    <style:style style:name="MT6" style:family="text">
      <style:text-properties style:font-name-asian="Times New Roman1"/>
    </style:style>
    <style:style style:name="MT7" style:family="text">
      <style:text-properties fo:color="#a6a6a6" loext:opacity="100%" fo:font-size="9pt" style:font-size-asian="9pt" style:font-size-complex="9pt">
        <loext:char-complex-color loext:theme-type="light1" loext:color-type="theme">
          <loext:transformation loext:type="shade" loext:value="3490"/>
        </loext:char-complex-color>
      </style:text-properties>
    </style:style>
    <style:style style:name="MT8" style:family="text">
      <style:text-properties fo:color="#a6a6a6" loext:opacity="100%" fo:font-size="9pt" fo:font-weight="bold" style:font-size-asian="9pt" style:font-weight-asian="bold" style:font-size-complex="9pt" style:font-weight-complex="bold">
        <loext:char-complex-color loext:theme-type="light1" loext:color-type="theme">
          <loext:transformation loext:type="shade" loext:value="3490"/>
        </loext:char-complex-color>
      </style:text-properties>
    </style:style>
    <style:style style:name="MT9" style:family="text">
      <style:text-properties style:font-name="Arial1" fo:font-size="8pt" style:font-size-asian="8pt" style:font-name-complex="Arial2" style:font-size-complex="8pt"/>
    </style:style>
    <style:style style:name="MT10" style:family="text">
      <style:text-properties style:font-name="Arial1" fo:font-size="8pt" fo:font-weight="bold" style:font-size-asian="8pt" style:font-weight-asian="bold" style:font-name-complex="Arial2" style:font-size-complex="8pt"/>
    </style:style>
    <style:style style:name="Mgr1" style:family="graphic">
      <style:graphic-properties draw:stroke="solid" svg:stroke-width="0.028in" svg:stroke-color="#000000" draw:stroke-linejoin="round" draw:fill="none" loext:fill-use-slide-background="false" draw:textarea-vertical-align="top" draw:auto-grow-height="false" fo:min-height="0in" fo:min-width="6.8035in" fo:padding-top="0.0492in" fo:padding-bottom="0.0492in" fo:padding-left="0.0984in" fo:padding-right="0.0984in" fo:wrap-option="wrap" loext:decorative="false" fo:margin-left="0.0193in" fo:margin-right="0.022in" fo:margin-top="0.0146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bitmap" draw:fill-image-name="msFillBitmap_20_1" draw:fill-image-width="1.7071in" draw:fill-image-height="1.7071in" style:repeat="repeat" draw:fill-image-ref-point-x="0%" draw:fill-image-ref-point-y="0%" draw:fill-image-ref-point="top-left" draw:textarea-vertical-align="middle" draw:auto-grow-height="false" fo:min-height="10.4898in" fo:min-width="7.9898in" fo:padding-top="0.05in" fo:padding-bottom="0.05in" fo:padding-left="0.1in" fo:padding-right="0.1in" fo:wrap-option="wrap" loext:decorative="false" fo:margin-left="0in" fo:margin-right="0.0035in" fo:margin-top="0in" fo:margin-bottom="0.0035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Mgr4" style:family="graphic" style:parent-style-name="Frame">
      <style:graphic-properties draw:stroke="none" svg:stroke-width="0in" draw:fill="solid" draw:fill-color="#ffffff" draw:opacity="83%" draw:textarea-vertical-align="middle" draw:auto-grow-height="false" fo:min-height="10.7472in" fo:min-width="7.702in" fo:padding-top="0.05in" fo:padding-bottom="0.05in" fo:padding-left="0.1in" fo:padding-right="0.1in" fo:wrap-option="wrap" loext:decorative="false" fo:margin-left="0in" fo:margin-right="0.0091in" fo:margin-top="0in" fo:margin-bottom="0.0008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5" style:family="graphic" style:parent-style-name="Frame">
      <style:graphic-properties draw:stroke="none" svg:stroke-width="0in" draw:fill="solid" draw:fill-color="#ffffff" draw:textarea-vertical-align="middle" draw:auto-grow-height="false" fo:min-height="10.3307in" fo:min-width="7.3398in" fo:padding-top="0.05in" fo:padding-bottom="0.05in" fo:padding-left="0.1in" fo:padding-right="0.1in" fo:wrap-option="wrap" loext:decorative="false" fo:margin-left="0in" fo:margin-right="0.0008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loext:rel-width-rel="paragraph" loext:rel-height-rel="paragraph"/>
    </style:style>
    <style:style style:name="Mgr6" style:family="graphic" style:parent-style-name="Frame">
      <style:graphic-properties draw:stroke="none" svg:stroke-width="0.028in" svg:stroke-linecap="butt" draw:fill="none" loext:fill-use-slide-background="false" draw:textarea-vertical-align="top" draw:auto-grow-height="false" fo:min-height="0.2701in" fo:min-width="7.4673in" fo:padding-top="0in" fo:padding-bottom="0in" fo:padding-left="0in" fo:padding-right="0in" fo:wrap-option="wrap" loext:decorative="false" fo:margin-left="0.1244in" fo:margin-right="0.1299in" fo:margin-top="0in" fo:margin-bottom="0.0016in" style:run-through="background" style:wrap="parallel" style:number-wrapped-paragraphs="no-limit" style:wrap-contour="false" style:vertical-pos="from-top" style:vertical-rel="page" style:horizontal-pos="center" style:horizontal-rel="page-content" draw:wrap-influence-on-position="once-concurrent" loext:allow-overlap="true" style:flow-with-text="false" loext:rel-width-rel="paragraph"/>
    </style:style>
    <style:page-layout style:name="Mpm1">
      <style:page-layout-properties fo:page-width="8.5in" fo:page-height="11in" style:num-format="1" style:print-orientation="portrait" fo:margin-top="0.3126in" fo:margin-bottom="0.2571in" fo:margin-left="0.6252in" fo:margin-right="0.6252in" style:writing-mode="lr-tb" style:layout-grid-color="#c0c0c0" style:layout-grid-lines="36" style:layout-grid-base-height="0.2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126in" fo:margin-left="0in" fo:margin-right="0in" fo:margin-bottom="0.7728in" style:dynamic-spacing="true"/>
      </style:header-style>
      <style:footer-style>
        <style:header-footer-properties fo:min-height="0.3681in" fo:margin-left="0in" fo:margin-right="0in" fo:margin-top="0.32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h text:style-name="MP1" text:outline-level="1" loext:marker-style-name="MT1"><text:span text:style-name="MT2">Subodh Kulkarni, Ph.D. (</text:span><text:span text:style-name="MT3">US Citizen)</text:span></text:h>
        <text:p text:style-name="MP2" loext:marker-style-name="MT4"><text:span text:style-name="MT4"><text:s/>Kulkarnisubodhs@johndeere.com, 479-595-2218</text:span><text:span text:style-name="MT4"/></text:p>
        <text:p text:style-name="MP3" loext:marker-style-name="MT4"><draw:custom-shape text:anchor-type="char" draw:z-index="16" draw:name="AutoShape 5" draw:style-name="Mgr1" draw:text-style-name="MP4" svg:width="7.0004in" svg:height="0.0012in" svg:x="0.0173in" svg:y="0.1929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p>
      </style:header-first>
      <style:footer>
        <text:p text:style-name="Footer"><draw:custom-shape text:anchor-type="char" draw:z-index="14" draw:name="MSIPCM8d134926b66e420ae29db8b8" draw:style-name="Mgr2" draw:text-style-name="MP4" svg:width="8.5004in" svg:height="0.2988in" svg:x="0.0004in" svg:y="10.4925in"><svg:desc>{"HashCode":166838815,"Height":792.0,"Width":612.0,"Placement":"Footer","Index":"Primary","Section":1,"Top":0.0,"Left":0.0}</svg:desc><text:p text:style-name="MP5" loext:marker-style-name="MT5"><text:span text:style-name="MT5">Public</text:span><text:span text:style-name="MT5"/></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6%" style:rel-height="96%" draw:z-index="2" draw:name="Bkgd: 1" draw:style-name="Mgr3" draw:text-style-name="MP7" svg:width="8.2732in" svg:height="10.6732in" svg:x="0.1134in" svg:y="0.1634in"><text:p text:style-name="MP6" loext:marker-style-name="MT6"/><draw:enhanced-geometry draw:mirror-horizontal="false" draw:mirror-vertical="false" draw:glue-points="?f8 0 0 ?f9 ?f8 ?f10 ?f11 ?f9" draw:text-areas="?f5 ?f5 ?f6 ?f7" svg:viewBox="0 0 0 0" draw:type="ooxml-roundRect" draw:modifiers="17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draw:custom-shape text:anchor-type="char" style:rel-width="109%" style:rel-height="104%" draw:z-index="5" draw:name="Bkgd: 2" draw:style-name="Mgr4" draw:text-style-name="MP8" svg:width="7.9016in" svg:height="10.8469in" svg:x="-0.3256in" svg:y="-0.7984in"><text:p text:style-name="MP6" loext:marker-style-name="M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4%" style:rel-height="100%" draw:z-index="8" draw:name="Bkgd: 3" draw:style-name="Mgr5" draw:text-style-name="MP9" svg:width="7.5394in" svg:height="10.4303in" svg:x="-0.1445in" svg:y="-0.5902in"><text:p text:style-name="MP6" loext:marker-style-name="MT6"/><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03%" draw:z-index="11" draw:name="Date" draw:style-name="Mgr6" draw:text-style-name="MP11" svg:width="7.4669in" svg:height="0.2697in" svg:x="-0.1083in" svg:y="10.3752in"><text:p text:style-name="MP10" loext:marker-style-name="MT7"><loext:content-control loext:plain-text="true" loext:alias="Author" loext:id="-1660617785"><text:span text:style-name="MT7">SUBODH KULKARNI</text:span></loext:content-control><text:span text:style-name="MT8"> </text:span><text:span text:style-name="MT7"><text:s text:c="2"/>Page </text:span><text:span text:style-name="MT7"><text:page-number text:select-page="current">4</text:page-number></text:span></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MP12"><draw:custom-shape text:anchor-type="char" draw:z-index="15" draw:name="MSIPCMbfa048b9ab755501fa12ff8a" draw:style-name="Mgr2" draw:text-style-name="MP4" svg:width="8.5004in" svg:height="0.2988in" svg:x="0.0004in" svg:y="10.4925in"><svg:desc>{"HashCode":166838815,"Height":792.0,"Width":612.0,"Placement":"Footer","Index":"FirstPage","Section":1,"Top":0.0,"Left":0.0}</svg:desc><text:p text:style-name="MP5" loext:marker-style-name="MT5"><text:span text:style-name="MT5">Public</text:span><text:span text:style-name="MT5"/></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9">Page </text:span><text:span text:style-name="MT10"><text:page-number text:select-page="current">1</text:page-number></text:span><text:span text:style-name="MT9"><text:s/>of </text:span><text:span text:style-name="MT10"><text:page-count>4</text:page-count></text:span></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UBODH KULKARNI</meta:initial-creator>
    <meta:editing-cycles>173</meta:editing-cycles>
    <meta:print-date>2021-11-08T13:52:00</meta:print-date>
    <meta:creation-date>2026-02-12T14:53:00</meta:creation-date>
    <dc:date>2026-02-13T19:29:21.672177800</dc:date>
    <meta:editing-duration>PT3H28M55S</meta:editing-duration>
    <meta:generator>LibreOffice/25.8.3.2$Windows_X86_64 LibreOffice_project/8ca8d55c161d602844f5428fa4b58097424e324e</meta:generator>
    <meta:document-statistic meta:table-count="0" meta:image-count="0" meta:object-count="0" meta:page-count="4" meta:paragraph-count="93" meta:word-count="1917" meta:character-count="12999" meta:non-whitespace-character-count="10914"/>
    <meta:user-defined meta:name="AppVersion">16.0000</meta:user-defined>
    <meta:user-defined meta:name="Company">Toshiba</meta:user-defined>
    <meta:user-defined meta:name="MSIP_Label_029374dd-2437-4816-8d63-bf9cc1b578e5_ActionId">1157831c-bd53-4587-abed-ded7ba01b498</meta:user-defined>
    <meta:user-defined meta:name="MSIP_Label_029374dd-2437-4816-8d63-bf9cc1b578e5_ContentBits">2</meta:user-defined>
    <meta:user-defined meta:name="MSIP_Label_029374dd-2437-4816-8d63-bf9cc1b578e5_Enabled" meta:value-type="string">true</meta:user-defined>
    <meta:user-defined meta:name="MSIP_Label_029374dd-2437-4816-8d63-bf9cc1b578e5_Method" meta:value-type="string">Privileged</meta:user-defined>
    <meta:user-defined meta:name="MSIP_Label_029374dd-2437-4816-8d63-bf9cc1b578e5_Name" meta:value-type="string">Public</meta:user-defined>
    <meta:user-defined meta:name="MSIP_Label_029374dd-2437-4816-8d63-bf9cc1b578e5_SetDate" meta:value-type="string">2022-04-08T15:54:50Z</meta:user-defined>
    <meta:user-defined meta:name="MSIP_Label_029374dd-2437-4816-8d63-bf9cc1b578e5_SiteId" meta:value-type="string">39b03722-b836-496a-85ec-850f0957ca6b</meta:user-defined>
    <meta:user-defined meta:name="_TemplateID" meta:value-type="string">TC018408479991</meta:user-defined>
    <meta:template xlink:type="simple" xlink:actuate="onRequest" xlink:title="ApothecaryResume" xlink:href=""/>
  </office:meta>
</office:document-meta>
</file>